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Lato" svg:font-family="Lat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5" style:family="table">
      <style:table-properties style:width="16.88cm" fo:margin-left="0cm" fo:margin-top="0cm" fo:margin-bottom="0cm" table:align="left"/>
    </style:style>
    <style:style style:name="Table15.A" style:family="table-column">
      <style:table-column-properties style:column-width="8.202cm"/>
    </style:style>
    <style:style style:name="Table15.B" style:family="table-column">
      <style:table-column-properties style:column-width="0.238cm"/>
    </style:style>
    <style:style style:name="Table15.C" style:family="table-column">
      <style:table-column-properties style:column-width="8.44cm"/>
    </style:style>
    <style:style style:name="Table15.1" style:family="table-row">
      <style:table-row-properties fo:keep-together="auto"/>
    </style:style>
    <style:style style:name="Table15.A1" style:family="table-cell">
      <style:table-cell-properties style:vertical-align="" fo:padding="0.176cm" fo:border="1pt solid #000000"/>
    </style:style>
    <style:style style:name="Table15.2" style:family="table-row">
      <style:table-row-properties style:min-row-height="0.988cm" fo:keep-together="auto"/>
    </style:style>
    <style:style style:name="Table15.A2" style:family="table-cell">
      <style:table-cell-properties style:vertical-align="" fo:padding="0.176cm" fo:border-left="1pt solid #000000" fo:border-right="none" fo:border-top="1pt solid #000000" fo:border-bottom="1pt solid #000000"/>
    </style:style>
    <style:style style:name="Table15.A14" style:family="table-cell">
      <style:table-cell-properties style:vertical-align="" fo:padding="0.176cm" fo:border-left="1pt solid #000000" fo:border-right="1pt solid #000000" fo:border-top="none" fo:border-bottom="1pt solid #000000"/>
    </style:style>
    <style:style style:name="P1" style:family="paragraph" style:parent-style-name="Standard">
      <style:text-properties style:font-name="Lato" fo:font-size="9pt" officeooo:paragraph-rsid="00007910" style:font-size-asian="9pt" style:font-size-complex="9pt"/>
    </style:style>
    <style:style style:name="P2" style:family="paragraph" style:parent-style-name="Standard">
      <style:paragraph-properties fo:line-height="100%" fo:orphans="0" fo:widows="0"/>
      <style:text-properties style:font-name="Lato" fo:font-size="9pt" fo:font-weight="bold" officeooo:paragraph-rsid="00007910" style:font-name-asian="Calibri" style:font-size-asian="9pt" style:font-weight-asian="bold" style:font-name-complex="Calibri" style:font-size-complex="9pt"/>
    </style:style>
    <style:style style:name="P3" style:family="paragraph" style:parent-style-name="Standard">
      <style:text-properties style:font-name="Lato" fo:font-size="9pt" fo:font-weight="bold" officeooo:paragraph-rsid="00007910" style:font-name-asian="Calibri" style:font-size-asian="9pt" style:font-weight-asian="bold" style:font-name-complex="Calibri" style:font-size-complex="9pt"/>
    </style:style>
    <style:style style:name="P4" style:family="paragraph" style:parent-style-name="Standard">
      <style:paragraph-properties fo:line-height="100%" fo:orphans="0" fo:widows="0"/>
      <style:text-properties style:font-name="Lato" fo:font-size="9pt" officeooo:paragraph-rsid="00007910" style:font-name-asian="Calibri" style:font-size-asian="9pt" style:font-name-complex="Calibri" style:font-size-complex="9pt"/>
    </style:style>
    <style:style style:name="P5" style:family="paragraph" style:parent-style-name="Standard">
      <style:paragraph-properties fo:line-height="100%" fo:orphans="0" fo:widows="0" style:writing-mode="lr-tb"/>
      <style:text-properties style:font-name="Lato" fo:font-size="9pt" officeooo:paragraph-rsid="00007910" style:font-name-asian="Calibri" style:font-size-asian="9pt" style:font-name-complex="Calibri" style:font-size-complex="9pt"/>
    </style:style>
    <style:style style:name="P6" style:family="paragraph" style:parent-style-name="Standard">
      <style:paragraph-properties fo:line-height="100%" fo:orphans="0" fo:widows="0"/>
      <style:text-properties style:font-name="Lato" fo:font-size="9pt" officeooo:rsid="00bb5ce0" officeooo:paragraph-rsid="00007910" style:font-name-asian="Calibri" style:font-size-asian="9pt" style:font-name-complex="Calibri" style:font-size-complex="9pt"/>
    </style:style>
    <style:style style:name="T1" style:family="text">
      <style:text-properties officeooo:rsid="00b25cc0"/>
    </style:style>
    <style:style style:name="T2" style:family="text">
      <style:text-properties officeooo:rsid="00b0e826"/>
    </style:style>
    <style:style style:name="T3" style:family="text">
      <style:text-properties officeooo:rsid="008eed61"/>
    </style:style>
    <style:style style:name="T4" style:family="text">
      <style:text-properties officeooo:rsid="00b60180"/>
    </style:style>
    <style:style style:name="T5" style:family="text">
      <style:text-properties officeooo:rsid="00b959c1"/>
    </style:style>
    <style:style style:name="T6" style:family="text">
      <style:text-properties officeooo:rsid="00ba2277"/>
    </style:style>
    <style:style style:name="T7" style:family="text">
      <style:text-properties officeooo:rsid="00b871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2">Tension, Barrier or Congruence emerging in Game Making</text:p>
          </table:table-cell>
          <table:table-cell table:style-name="Table15.A1" table:number-columns-spanned="2" office:value-type="string">
            <text:p text:style-name="P2">How design addresses this issue <text:span text:style-name="T1">[and location of supporting analysis]</text:span></text:p>
          </table:table-cell>
          <table:covered-table-cell/>
        </table:table-row>
        <table:table-row table:style-name="Table15.2">
          <table:table-cell table:style-name="Table15.A2" table:number-columns-spanned="2" office:value-type="string">
            <text:p text:style-name="P2">Category One - Tool use for coding and asset creation processes</text:p>
          </table:table-cell>
          <table:covered-table-cell/>
          <table:table-cell table:style-name="Table15.A1" office:value-type="string">
            <text:p text:style-name="P2"/>
          </table:table-cell>
        </table:table-row>
        <table:table-row table:style-name="Table15.1">
          <table:table-cell table:style-name="Table15.A1" office:value-type="string">
            <text:p text:style-name="P4">Congruence: Learners interested in video games are motivated to create their own game. </text:p>
          </table:table-cell>
          <table:table-cell table:style-name="Table15.A1" table:number-columns-spanned="2" office:value-type="string">
            <text:p text:style-name="P4">The use of a <text:span text:style-name="T2">common </text:span>game format <text:span text:style-name="T2">helps </text:span>addresses barriers <text:span text:style-name="T2">to</text:span> text coding, providing <text:span text:style-name="T2">clear</text:span> motivation in terms of a recognisable end project goal. </text:p>
          </table:table-cell>
          <table:covered-table-cell/>
        </table:table-row>
        <table:table-row table:style-name="Table15.1">
          <table:table-cell table:style-name="Table15.A1" office:value-type="string">
            <text:p text:style-name="P4">Tension: <text:span text:style-name="T2">G</text:span>uidance is needed in order to make changes <text:span text:style-name="T2">but there is potential for learner</text:span> disengagement if game coding is taught from first principles / instruction method (especially in younger ages). </text:p>
          </table:table-cell>
          <table:table-cell table:style-name="Table15.A1" table:number-columns-spanned="2" office:value-type="string">
            <text:p text:style-name="P5">Learners start with a <text:span text:style-name="T2">half-working</text:span> minimal game to improve <text:span text:style-name="T2">with</text:span> a template <text:span text:style-name="T2">which requires only minimal code changes </text:span>to <text:span text:style-name="T2">provide create extensive</text:span> feedback <text:span text:style-name="T2">within the game product</text:span>. </text:p>
          </table:table-cell>
          <table:covered-table-cell/>
        </table:table-row>
        <table:table-row table:style-name="Table15.1">
          <table:table-cell table:style-name="Table15.A1" office:value-type="string">
            <text:p text:style-name="P4">Congruence: Learners interested in art <text:span text:style-name="T3">want to create </text:span>digital artwork <text:span text:style-name="T3">to replace block stand-in artwork. </text:span><text:s/></text:p>
          </table:table-cell>
          <table:table-cell table:style-name="Table15.A1" table:number-columns-spanned="2" office:value-type="string">
            <text:p text:style-name="P4"><text:span text:style-name="T3">The use of a</text:span><text:span text:style-name="T4">n</text:span> intuitive pixel art editor to facilitate rapid design of character art and <text:span text:style-name="T3">clear signposting within code template to help i</text:span>ncorporation within game <text:span text:style-name="T3">code. </text:span></text:p>
          </table:table-cell>
          <table:covered-table-cell/>
        </table:table-row>
        <table:table-row table:style-name="Table15.2">
          <table:table-cell table:style-name="Table15.A2" table:number-columns-spanned="2" office:value-type="string">
            <text:p text:style-name="P2">Category Two - Documentation and Navigation</text:p>
          </table:table-cell>
          <table:covered-table-cell/>
          <table:table-cell table:style-name="Table15.A1" office:value-type="string">
            <text:p text:style-name="P2"/>
          </table:table-cell>
        </table:table-row>
        <table:table-row table:style-name="Table15.1">
          <table:table-cell table:style-name="Table15.A1" office:value-type="string">
            <text:p text:style-name="P4"><text:span text:style-name="T5">Barrier: </text:span>Learners take on <text:span text:style-name="T5">game genres or</text:span> features which are too advanced or complex for their current coding level.</text:p>
          </table:table-cell>
          <table:table-cell table:style-name="Table15.A1" table:number-columns-spanned="2" office:value-type="string">
            <text:p text:style-name="P4">Limit the type of game to one kind to reduce knowledge needed. Limit the maximum complexity of missions and present patterns to encourage learners to start with ones that involve simple code changes but return a large change in terms of gameplay experience.</text:p>
          </table:table-cell>
          <table:covered-table-cell/>
        </table:table-row>
        <table:table-row table:style-name="Table15.1">
          <table:table-cell table:style-name="Table15.A1" office:value-type="string">
            <text:p text:style-name="P4"><text:span text:style-name="T5">Tension: </text:span>Learner frustration if they are not able to choose what feature they add to the game next. <text:span text:style-name="T5">Supporting diverse pathways can overwhelm facilitator time and ability.</text:span></text:p>
          </table:table-cell>
          <table:table-cell table:style-name="Table15.A1" table:number-columns-spanned="2" office:value-type="string">
            <text:p text:style-name="P4"><text:span text:style-name="T6">Use existing knowledge of game design patterns to help participants access documentation. </text:span>Present a wide range of different kinds of design patterns that learners can add to their game in the order they choose (with some exceptions). This facilitates engagement and motivation.</text:p>
          </table:table-cell>
          <table:covered-table-cell/>
        </table:table-row>
        <table:table-row table:style-name="Table15.1">
          <table:table-cell table:style-name="Table15.A1" office:value-type="string">
            <text:p text:style-name="P4"><text:span text:style-name="T7">Tension: </text:span>Facilitators may need to justify learning happening and struggle to see this in-situ if unfamiliar with the game making process. <text:span text:style-name="T7">However a formal curriculum of skills to learn </text:span>may restrict openness of activities to better assess and support learning.</text:p>
          </table:table-cell>
          <table:table-cell table:style-name="Table15.A1" table:number-columns-spanned="2" office:value-type="string">
            <text:p text:style-name="P4">A map of learning dimensions flexibly linked to main missions/patterns can be used by both learners and facilitators.</text:p>
          </table:table-cell>
          <table:covered-table-cell/>
        </table:table-row>
        <table:table-row table:style-name="Table15.1">
          <table:table-cell table:style-name="Table15.A1" office:value-type="string">
            <text:p text:style-name="P4"><text:span text:style-name="T7">Tension: </text:span><text:span text:style-name="T6">Reflection and documentation of project progress and skills and concepts acquired is valuable.</text:span> However, stopping activity to record formally interrupts the enjoyment of game making <text:span text:style-name="T6">and flow experiences</text:span>.</text:p>
          </table:table-cell>
          <table:table-cell table:style-name="Table15.A1" table:number-columns-spanned="2" office:value-type="string">
            <text:p text:style-name="P4">Tracing the learner pathway on an attractive physical map in the learning space can help integrate navigation and reflection into the creative process. </text:p>
          </table:table-cell>
          <table:covered-table-cell/>
        </table:table-row>
        <table:table-row table:style-name="Table15.2">
          <table:table-cell table:style-name="Table15.A2" table:number-columns-spanned="2" office:value-type="string">
            <text:p text:style-name="P2">Category Three - Social and cultural barriers</text:p>
          </table:table-cell>
          <table:covered-table-cell/>
          <table:table-cell table:style-name="Table15.A1" office:value-type="string">
            <text:p text:style-name="P2"/>
          </table:table-cell>
        </table:table-row>
        <table:table-row table:style-name="Table15.1">
          <table:table-cell table:style-name="Table15.A1" office:value-type="string">
            <text:p text:style-name="P4"><text:span text:style-name="T6">Congruence: </text:span>Learners <text:span text:style-name="T6">generally experience</text:span> <text:span text:style-name="T6">created a game for a real audience </text:span>a<text:span text:style-name="T6">s</text:span> motivating. </text:p>
          </table:table-cell>
          <table:table-cell table:style-name="Table15.A1" table:number-columns-spanned="2" office:value-type="string">
            <text:p text:style-name="P4">Play <text:span text:style-name="T6">t</text:span>esting <text:span text:style-name="T6">within </text:span>each lesson can help with short term motivation of having a game product ready for others to play. <text:s/>Showcase events help longer-term motivation towards and aid prioritisation as learners near the end of their project. </text:p>
          </table:table-cell>
          <table:covered-table-cell/>
        </table:table-row>
        <table:table-row table:style-name="Table15.1">
          <table:table-cell table:style-name="Table15.A1" office:value-type="string">
            <text:p text:style-name="P4"><text:span text:style-name="T5">Barrier: </text:span>Learners may feel alienated from <text:span text:style-name="T6">the culture </text:span>coding <text:span text:style-name="T6">(as well as the tools).</text:span> </text:p>
          </table:table-cell>
          <table:table-cell table:style-name="Table15.A1" table:number-columns-spanned="2" office:value-type="string">
            <text:p text:style-name="P4"><text:span text:style-name="T6">In addition to design decisions to make code structures relatable, d</text:span>rama and fictional scenarios can help explore issues <text:span text:style-name="T6">of concern to participants</text:span> and reduce learner anxiety though coding in a role. </text:p>
          </table:table-cell>
          <table:covered-table-cell/>
        </table:table-row>
        <table:table-row table:style-name="Table15.1">
          <table:table-cell table:style-name="Table15.A14" office:value-type="string">
            <text:p text:style-name="P6">Barrier: Participants may not want to access written documentation or have skills to plan their game projects proactively. </text:p>
          </table:table-cell>
          <table:table-cell table:style-name="Table15.A14" table:number-columns-spanned="2" office:value-type="string">
            <text:p text:style-name="P6">Increased time playtesting and side missions which legitimise different making styles allows a greater peer-to-peer transmission of knowledge of both increasing knowledge of which GDPs to add and direct peer help on how to do so. </text:p>
          </table:table-cell>
          <table:covered-table-cell/>
        </table:table-row>
      </table:table>
      <text:p text:style-name="P1"/>
      <text:p text:style-name="P1"><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Lato" svg:font-family="Lat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7T09:39:47.453734470</meta:creation-date>
    <dc:date>2025-07-27T09:54:43.640107668</dc:date>
    <meta:editing-duration>PT14M57S</meta:editing-duration>
    <meta:editing-cycles>3</meta:editing-cycles>
    <meta:generator>LibreOffice/7.3.7.2$Linux_X86_64 LibreOffice_project/30$Build-2</meta:generator>
    <meta:document-statistic meta:table-count="1" meta:image-count="0" meta:object-count="0" meta:page-count="2" meta:paragraph-count="25" meta:word-count="570" meta:character-count="3685" meta:non-whitespace-character-count="3125"/>
  </office:meta>
</office:document-meta>
</file>